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esel się Panno Maryjo</text:span><text:span text:style-name="T1"><text:line-break/></text:span><text:span text:style-name="T1">– Alleluja, alleluja, </text:span><text:span text:style-name="T1">alleluja</text:span><text:span text:style-name="T1"><text:line-break/></text:span><text:span text:style-name="T1">Bo Ten, Któregoś zrodziła</text:span><text:span text:style-name="T1"><text:line-break/></text:span><text:span text:style-name="T1">– alleluja, alleluja, 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martwychwstał</text:span><text:span text:style-name="T1"><text:line-break/></text:span><text:span text:style-name="T1">jak zapowiedział</text:span><text:span text:style-name="T1"><text:line-break/></text:span><text:span text:style-name="T1">- alleluja, alleluja, </text:span><text:span text:style-name="T1">alleluja</text:span><text:span text:style-name="T1"><text:line-break/></text:span><text:span text:style-name="T1">Módl się za nami do Boga</text:span><text:span text:style-name="T1"><text:line-break/></text:span><text:span text:style-name="T1">- alleluja, alleluja, 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03:00</meta:creation-date>
    <dc:creator>Rafał Talacha</dc:creator>
    <dc:date>2009-02-01T14:21:44</dc:date>
    <dc:language>pl-PL</dc:language>
    <meta:editing-cycles>5</meta:editing-cycles>
    <meta:editing-duration>PT1M3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